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normal" style:font-weight-asian="normal" style:font-weight-complex="normal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vents grouped by emitter</text:p>
      <text:p text:style-name="P2"/>
      <text:p text:style-name="P2">Repository</text:p>
      <text:p text:style-name="P1">received_graph_data: string graph_name, xml data</text:p>
      <text:p text:style-name="P1">received_graph_history_data: xml data</text:p>
      <text:p text:style-name="P1">received_graph_node_contents: string data</text:p>
      <text:p text:style-name="P1">received_select_graph_panel_data: xml data</text:p>
      <text:p text:style-name="P1"/>
      <text:p text:style-name="P2">GraphsPanelPresenter</text:p>
      <text:p text:style-name="P1">request_for_graph_data: string graph_name</text:p>
      <text:p text:style-name="P1">request_for_graph_model_change: string graph_name, GraphModelChange change</text:p>
      <text:p text:style-name="P1">graph_node_selected: string graph_name</text:p>
      <text:p text:style-name="P1">get_graph_position: string graph_name</text:p>
      <text:p text:style-name="P1"/>
      <text:p text:style-name="P2">GraphsPanelView</text:p>
      <text:p text:style-name="P1">get_graph_layout: GraphModelTree data, int canvas_width, int center_x, int center_y</text:p>
      <text:p text:style-name="P1">get_graph_relayout: GraphModelTree data, array nodes_to_emphasize_ids, int canvas_width, int center_x, int center_y</text:p>
      <text:p text:style-name="P1"/>
      <text:p text:style-name="P2">GraphModel</text:p>
      <text:p text:style-name="P1">graph_model_initialized: string graph_name, GraphModelTree data</text:p>
      <text:p text:style-name="P1">graph_model_changed: string graph_name, GraphModelChange change, GraphModel new_model</text:p>
      <text:p text:style-name="P1">new_graph_model_created: string graph_name, GraphModelTree data</text:p>
      <text:p text:style-name="P1">graph_node_contents_changed: string graph_name, <text:s/>&lt;GraphModelNode node, GraphModelEdge edge&gt;</text:p>
      <text:p text:style-name="P1"/>
      <text:p text:style-name="P2">GraphHistoryModel</text:p>
      <text:p text:style-name="P1">graph_history_model_changed: GraphHistoryModel new_model</text:p>
      <text:p text:style-name="P1"/>
      <text:p text:style-name="P2">SelectGraphPanelModel</text:p>
      <text:p text:style-name="P1">select_graph_panel_model_initialized: object data</text:p>
      <text:p text:style-name="P1">select_graph_panel_model_changed: string graph_name, graph_panel_position, string label, object new_ graph_panel_model </text:p>
      <text:p text:style-name="P1">request_for_select_graph_panel_model_change: <text:s/>string graph_name, graph_panel_position, string label </text:p>
      <text:p text:style-name="P1"/>
      <text:p text:style-name="P2">SelectGraphPanelPresenter</text:p>
      <text:p text:style-name="P1">select_graph: string graph_name</text:p>
      <text:p text:style-name="P1">request_to_create_graph: string graph_name</text:p>
      <text:p text:style-name="P1">graph_selected: string graph_name, graph_panel_position</text:p>
      <text:p text:style-name="P1"/>
      <text:p text:style-name="P2">Mediator</text:p>
      <text:p text:style-name="P1">select_graph_nodes: [GraphModelNode node]</text:p>
      <text:p text:style-name="P1">undo_graph_change</text:p>
      <text:p text:style-name="P1">redo_graph_change</text:p>
      <text:p text:style-name="P1"/>
      <text:p text:style-name="P2">NodeContentEditorPanel</text:p>
      <text:p text:style-name="P1">request_for_graph_node_content_change: GraphModelNode node</text:p>
      <text:p text:style-name="P1">request_for_graph_edge_content_change: GraphModelEdge edge</text:p>
      <text:p text:style-name="P1">get_graph_node_contents: <text:s/>string graph_name, <text:s/>GraphModelNode node</text:p>
      <text:p text:style-name="P1"/>
      <text:p text:style-name="P2">SearchPanel</text:p>
      <text:p text:style-name="P1"><text:soft-page-break/>search_request: search_type, string keyword</text:p>
      <text:p text:style-name="P1"/>
      <text:p text:style-name="P2">Event field types</text:p>
      <text:p text:style-name="P1">graph_panel_position = &lt;”left”; “right”&gt;</text:p>
      <text:p text:style-name="P1">GraphModelChange = </text:p>
      <text:p text:style-name="P1">{</text:p>
      <text:p text:style-name="P1"><text:s text:c="2"/>graph_model_change_type=&lt;”add_edge”, “add_node”, “remove_edge”, “remove_node”, “node_content”, “edge_content”&gt;</text:p>
      <text:p text:style-name="P1"><text:s text:c="2"/>node = &lt;GraphModelNode node, null&gt;</text:p>
      <text:p text:style-name="P1"><text:s text:c="2"/>edge = &lt;GraphModelEdge edge, null&gt;</text:p>
      <text:p text:style-name="P1"><text:s text:c="2"/>from_node = &lt;GraphModelNode node, null&gt;</text:p>
      <text:p text:style-name="P1"><text:s text:c="2"/>to_node = &lt;GraphModelNode node, null&gt;</text:p>
      <text:p text:style-name="P1">}</text:p>
      <text:p text:style-name="P1">search_type = &lt;”local”, “global”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9T20:31:16.68</meta:creation-date>
    <dc:date>2013-04-26T09:31:05.25</dc:date>
    <meta:editing-duration>PT4H40M17S</meta:editing-duration>
    <meta:editing-cycles>16</meta:editing-cycles>
    <meta:generator>OpenOffice.org/3.4.1$Win32 OpenOffice.org_project/341m1$Build-9593</meta:generator>
    <meta:document-statistic meta:table-count="0" meta:image-count="0" meta:object-count="0" meta:page-count="2" meta:paragraph-count="50" meta:word-count="178" meta:character-count="2168"/>
  </office:meta>
</office:document-meta>
</file>